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91b" officeooo:paragraph-rsid="0019791b"/>
    </style:style>
    <style:style style:name="P2" style:family="paragraph" style:parent-style-name="Standard">
      <style:text-properties officeooo:rsid="001a3e14" officeooo:paragraph-rsid="001a3e14"/>
    </style:style>
    <style:style style:name="P3" style:family="paragraph" style:parent-style-name="Standard">
      <style:text-properties officeooo:rsid="001a3e14" officeooo:paragraph-rsid="001a3e14"/>
    </style:style>
    <style:style style:name="P4" style:family="paragraph" style:parent-style-name="Standard">
      <style:text-properties officeooo:rsid="001d8390" officeooo:paragraph-rsid="001d83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everyone</text:p>
      <text:p text:style-name="P2">This is ananya...!</text:p>
      <text:p text:style-name="P2">welcome to github...</text:p>
      <text:p text:style-name="P4">thankyouu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0T12:57:35.283000000</dc:date>
    <meta:editing-duration>PT1M42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4" meta:word-count="9" meta:character-count="61" meta:non-whitespace-character-count="56"/>
  </office:meta>
</office:document-meta>
</file>